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895cm" style:rel-column-width="2775*"/>
    </style:style>
    <style:style style:name="Tabelle1.B" style:family="table-column">
      <style:table-column-properties style:column-width="12.106cm" style:rel-column-width="686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27ee"/>
    </style:style>
    <style:style style:name="P2" style:family="paragraph" style:parent-style-name="Table_20_Contents">
      <style:text-properties officeooo:rsid="000227ee" officeooo:paragraph-rsid="000227ee"/>
    </style:style>
    <style:style style:name="P3" style:family="paragraph" style:parent-style-name="Table_20_Contents">
      <style:text-properties officeooo:rsid="0002f2a1" officeooo:paragraph-rsid="0002f2a1"/>
    </style:style>
    <style:style style:name="T1" style:family="text">
      <style:text-properties officeooo:rsid="0004bb4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werbung <text:span text:style-name="T1">für die Crew der </text:span><text:a xlink:type="simple" xlink:href="mailto:return@strato2" text:style-name="Internet_20_link" text:visited-style-name="Visited_20_Internet_20_Link"><text:span text:style-name="T1">return@strato2</text:span></text:a><text:span text:style-name="T1"> - Mission</text:span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Vorname</text:p>
          </table:table-cell>
          <table:table-cell table:style-name="Tabelle1.B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Nachname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Alter am Starttag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Handy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E-Mail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Anschrift der Eltern</text:p>
          </table:table-cell>
          <table:table-cell table:style-name="Tabelle1.B2" office:value-type="string"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le1.A2" office:value-type="string">
            <text:p text:style-name="P3">Kontakt zu Eltern (Handy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5:36:43.002682090</meta:creation-date>
    <dc:date>2020-01-20T15:43:47.574483640</dc:date>
    <meta:editing-duration>PT7M3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8" meta:word-count="22" meta:character-count="139" meta:non-whitespace-character-count="125"/>
  </office:meta>
</office:document-meta>
</file>